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on-campus-student-h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on-campus-student-h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Vandalism of Property</text:p>
          </table:table-cell>
          <table:table-cell table:style-name="ce21" office:value-type="string">
            <text:p>Destruction/Damage/Vandalism of Property - Race</text:p>
          </table:table-cell>
          <table:table-cell table:style-name="ce21" office:value-type="string">
            <text:p>Destruction/Damage/Vandalism of Property - Religion</text:p>
          </table:table-cell>
          <table:table-cell table:style-name="ce21" office:value-type="string">
            <text:p>Destruction/Damage/Vandalism of Property - Sexual Orientation</text:p>
          </table:table-cell>
          <table:table-cell table:style-name="ce21" office:value-type="string">
            <text:p>Destruction/Damage/Vandalism of Property - Gender</text:p>
          </table:table-cell>
          <table:table-cell table:style-name="ce21" office:value-type="string">
            <text:p>Destruction/Damage/Vandalism of Property - Disability</text:p>
          </table:table-cell>
          <table:table-cell table:style-name="ce21" office:value-type="string">
            <text:p>Destruction/Damage/Vandalism of Property - Ethnicity/National Origin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6">
            <text:p>7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04">
            <text:p>49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92">
            <text:p>78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7">
            <text:p>13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613">
            <text:p>3061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95">
            <text:p>9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604">
            <text:p>336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72">
            <text:p>25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38">
            <text:p>17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48">
            <text:p>35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325">
            <text:p>63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3086">
            <text:p>230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7">
            <text:p>91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1">
            <text:p>12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8">
            <text:p>42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34">
            <text:p>16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1">
            <text:p>20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44">
            <text:p>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11">
            <text:p>35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8">
            <text:p>8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64">
            <text:p>19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84">
            <text:p>50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49">
            <text:p>42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42">
            <text:p>5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42">
            <text:p>50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1">
            <text:p>15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81">
            <text:p>13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5">
            <text:p>21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on-campus-student-h" style:display-name="PageStyle_hate-crimes-on-campus-student-h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